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495" officeooo:paragraph-rsid="001b14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st the begin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1:25:45.291296918</meta:creation-date>
    <dc:date>2019-07-22T11:26:41.678335449</dc:date>
    <meta:editing-duration>PT56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5.1.6.2$Linux_X86_64 LibreOffice_project/10m0$Build-2</meta:generator>
  </office:meta>
</office:document-meta>
</file>